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he_artis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Play Count</text:p>
          </table:table-cell>
        </table:table-row>
        <table:table-row table:style-name="ro1">
          <table:table-cell office:value-type="string" calcext:value-type="string">
            <text:p>The Smiths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The Lemonheads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he Beatles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The Door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he Stone Rose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e Arcade Fire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The Flaming Lips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The Shins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he Chalet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The Smashing Pumpkins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he Clash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The Special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he Cast of Cheer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he Stooge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The Libertine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he Young Knive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he Rolling Stone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he Decemberist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he Polyphonic Spre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he Mars Volt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he Chemical Brother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he Lonely Islan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he Who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he Mighty Boosh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he Cur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he Black Key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he Breeder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he United States of Americ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he Japanese Popstar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he Stroke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he Rubberbandit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he Ordinary Boy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he White Stripe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he Long Blonde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he Presidents of the United States of Americ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he Th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he Beta Ban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he Fal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he Raptur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he QI Elv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hey Might Be Giant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he Velvet Undergroun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hee Michelle Gun Elephan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he Offsprin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he Pogu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he Kink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he Nationa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he Gossi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he Kill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he Prodigy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he Jam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he Dell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he Futurehead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he Vin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he Avalanch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he English Bea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he Yardbird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he Bugl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he Alien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he Psychedelic Fur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he Boy Least Likely T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he Juan Maclea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e Knif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e Russian Futurist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 Blues Brother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 Divine Comed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e New Pornographer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he Duckworth Lewis Metho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e Ba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he Street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he Bloody Beetroot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he Go! Tea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herapy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e Dead Weath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e Raconteur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e Moldy Peach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e Ting Ting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e Kook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 Temptation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 Mete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 Dandy Warhol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e Mighty Mighty Bosston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e Beach Boy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e War on Drug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e Murder Of Crow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Jesus and Mary Cha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Jesus Liz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Cora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he B-52'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he Zuton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he Replacemen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he Atari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e Notorious B.I.G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 Carte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 Cram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 Roo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e Blind Boys Of Alabam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e Von Bondi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e Good the bad and the quee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Jimi Hendrix Experie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Brothers Johns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Only O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Runaway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e Strangle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e La'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e Mop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 Luminee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 Answ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 Fatima Mansion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 Sugarcub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 Walkm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e Jon Spencer Blues Explos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e Hiv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e Commitmen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e Frank and Walt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e Postal Servi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e Datsu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Kissaway Trai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Dismemberment Pl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Budos Ba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O'Jay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View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Stunn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 Saw Docto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 x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 Isley Broth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Most Serene Republi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Stav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Modern Lov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Redneck Manifes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Shit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Drum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19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Cranberri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e Animal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 Mountain Goa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 Womba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 Fram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Vandal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Kill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Distill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Electric Soft Para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Pyschedelic Fu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Byrd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Get Up Kid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Vaseli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Sultans Of Ping F.C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Hold Stea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Dublin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Zomb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Velvet Underground &amp; Ni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Automat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Verv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Horro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Rak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Waterboy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Delfonic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Sonic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Daktar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Impressi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Lovin' Spoonf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Apples in Stere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Ten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lonious Mo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m Crooked Vultu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Special AK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Spinn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Good the Bad &amp; the Que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u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Olymp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ou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Be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Supre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Vandell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ha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Donn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Underto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Milk Carton Ki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hambers Broth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Traveling Wilbury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Sl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Royal Th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Mighty Imperia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Whisp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Five Stairst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Flaming Lips with Neon Ind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Wail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Blueto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Staple Sing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Hepto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Boomtown Ra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Empire Podca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Magnetic Fiel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Damn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Scrat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Soul Brothers S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Mus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Selec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Rev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Drift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Future Kings of Sp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e Oh S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All-American Rejec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Disposable Heroes Of Hiphopri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ens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Produc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Doobie Broth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treets Vs. Bloc Par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Link Quart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rothers of So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New Mastersoun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Mamas &amp; the Pap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eahor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Miret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ubway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Gir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Afghan Whi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hirel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urfa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oul Investigat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Micropho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Pix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Goo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West Coast Pop Art Experimental B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Poets of Rhyth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rian Jonestown Massac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Tornado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lack Ghos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Emo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Fiery Furna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pencer Davis Gro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Jackson 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toa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Pains of Being Pure at 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J.B.'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Detroit Emeral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upp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lack Ange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Therma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earc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me Tu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Haggis Hor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Frate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13th Floor Elevato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Velvelet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losso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W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ad Capsule Mar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Feel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Glim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Dave Brubeck Quart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Lively O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Tramm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Julie Ru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hado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harme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Allman Brothers B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Revolutiona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Jahligh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First Ed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Wannad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asuale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ea and Ca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Go-Betwe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Highlighters B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Holl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App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Detroit Cob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ig Mo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Rob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ar-Key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Whitest Boy Al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iren Six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Kn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Kingsm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r-Kay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Last Shadow Pupp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ighty Lemon Dro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Unicor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ham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o Katz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Or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Fat Lady S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uf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Paddingt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r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Gap B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leepy Jack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a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omet Is Com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e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Gun Clu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All Seeing 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martest Man in the Wor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Past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rystal Meth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uke Sp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olfe T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ark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oops of Fu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Joy Formid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mazing Snakehe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lonious Monk Quar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ardig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ed Army Ch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oundtrack Studio St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ead and the He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rimi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oggy Bottom Bo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veri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rank &amp; Wal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ol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y 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urlo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onder St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ntl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s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rwe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rot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r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l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ointer Si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lectric Peanut Butter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henomenal Handclap 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utch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rvel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aspber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leaners From Ve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tt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i-Fly Orches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resden Do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philus Lon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atts 103rd. Street Rhythm 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alker Brot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mp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earless Fly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raham Bond Organi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nnocent Bysta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suspecting Pub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uman Lea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ab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osebu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5.6.7.8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ther 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o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t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harcy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d Li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r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a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adio Dep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atterson Sing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ural Alberta Advant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lirt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aslight Anth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romise 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urder Ca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obby Fuller F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eather Gir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uzzco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eville Brot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oa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ccab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Jouby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uz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ommun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ynam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laming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ins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rama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Japanese 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onk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seen Gu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o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hiefta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ip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 So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otw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arden Bel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angley Schools Music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ighthaw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istri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ilm Score Orches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(International) Noise Conspira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pol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ugarhill G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ot H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ound Styl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asybe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aitr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on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irthday Pa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nvit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eep Temp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er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la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roclai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emon Twi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onzo Dog 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arst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a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ew York Do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2 Be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gic Numb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yle Counc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v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ho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iFly Orches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enturi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ousemart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e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illage Call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amily Cr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Tos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one Roses V Lily Al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ri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ende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atler Brother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he_artists.A1:the_artists.B43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22:30:38.992624325</dc:date>
    <meta:editing-duration>PT27M55S</meta:editing-duration>
    <meta:editing-cycles>1</meta:editing-cycles>
    <meta:document-statistic meta:table-count="1" meta:cell-count="862" meta:object-count="0"/>
    <meta:generator>LibreOffice/5.2.7.2$Linux_X86_64 LibreOffice_project/20m0$Build-2</meta:generator>
  </office:meta>
</office:document-meta>
</file>